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b9ec2" officeooo:paragraph-rsid="000faddd"/>
    </style:style>
    <style:style style:name="P2" style:family="paragraph" style:parent-style-name="Standard">
      <style:paragraph-properties fo:text-align="end" style:justify-single-word="false"/>
      <style:text-properties officeooo:rsid="001b9cab" officeooo:paragraph-rsid="000faddd"/>
    </style:style>
    <style:style style:name="P3" style:family="paragraph" style:parent-style-name="Standard">
      <style:paragraph-properties fo:text-align="end" style:justify-single-word="false"/>
      <style:text-properties officeooo:rsid="001d2fca" officeooo:paragraph-rsid="000faddd"/>
    </style:style>
    <style:style style:name="P4" style:family="paragraph" style:parent-style-name="Standard">
      <style:paragraph-properties fo:text-align="start" style:justify-single-word="false"/>
      <style:text-properties officeooo:rsid="001087bc" officeooo:paragraph-rsid="001087bc"/>
    </style:style>
    <style:style style:name="P5" style:family="paragraph" style:parent-style-name="Standard">
      <style:paragraph-properties fo:text-align="start" style:justify-single-word="false"/>
      <style:text-properties fo:font-weight="bold" officeooo:rsid="001087bc" officeooo:paragraph-rsid="001087bc" style:font-weight-asian="bold" style:font-weight-complex="bold"/>
    </style:style>
    <style:style style:name="P6" style:family="paragraph" style:parent-style-name="Standard">
      <style:paragraph-properties fo:text-align="start" style:justify-single-word="false"/>
      <style:text-properties fo:font-weight="bold" officeooo:rsid="0011ad2f" officeooo:paragraph-rsid="0011ad2f" style:font-weight-asian="bold" style:font-weight-complex="bold"/>
    </style:style>
    <style:style style:name="P7" style:family="paragraph" style:parent-style-name="Standard">
      <style:paragraph-properties fo:text-align="start" style:justify-single-word="false"/>
      <style:text-properties fo:font-weight="bold" officeooo:rsid="0015c90f" officeooo:paragraph-rsid="0015c90f" style:font-weight-asian="bold" style:font-weight-complex="bold"/>
    </style:style>
    <style:style style:name="P8" style:family="paragraph" style:parent-style-name="Standard">
      <style:paragraph-properties fo:text-align="start" style:justify-single-word="false"/>
      <style:text-properties style:text-underline-style="none" fo:font-weight="normal" officeooo:rsid="0020a8d8" officeooo:paragraph-rsid="0020a8d8"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3ca3ff" officeooo:paragraph-rsid="0020a8d8"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3dd424" officeooo:paragraph-rsid="003dd424" style:font-weight-asian="normal" style:font-weight-complex="normal"/>
    </style:style>
    <style:style style:name="T1" style:family="text">
      <style:text-properties officeooo:rsid="000faddd"/>
    </style:style>
    <style:style style:name="T2" style:family="text">
      <style:text-properties fo:font-weight="normal" style:font-weight-asian="normal" style:font-weight-complex="normal"/>
    </style:style>
    <style:style style:name="T3" style:family="text">
      <style:text-properties fo:font-weight="normal" officeooo:rsid="0011ffd5" style:font-weight-asian="normal" style:font-weight-complex="normal"/>
    </style:style>
    <style:style style:name="T4" style:family="text">
      <style:text-properties officeooo:rsid="003dd722"/>
    </style:style>
    <style:style style:name="T5" style:family="text">
      <style:text-properties officeooo:rsid="00412a29"/>
    </style:style>
    <style:style style:name="T6" style:family="text">
      <style:text-properties officeooo:rsid="004239b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yler “<text:span text:style-name="T6">The wise”</text:span> Hoffman</text:p>
      <text:p text:style-name="P2">Edward “<text:span text:style-name="T6">Dragon”</text:span> Gurnee</text:p>
      <text:p text:style-name="P3"><text:span text:style-name="T6">4/6</text:span>/15</text:p>
      <text:p text:style-name="P3">COSC 571</text:p>
      <text:p text:style-name="P2"/>
      <text:p text:style-name="P1">Best Buy Books Project</text:p>
      <text:p text:style-name="P1">Phase <text:span text:style-name="T1">4</text:span> – <text:span text:style-name="T1">Implementation</text:span></text:p>
      <text:p text:style-name="P1"/>
      <text:p text:style-name="P5">Application</text:p>
      <text:p text:style-name="P4"/>
      <text:p text:style-name="P4">Main page: <text:a xlink:type="simple" xlink:href="http://db2.emich.edu/~201501_cosc471_group04/">http://db2.emich.edu/~201501_cosc471_group04/</text:a></text:p>
      <text:p text:style-name="P4">Note: because db2 does not use the most recent version of mysql, some of the functionality will not work on it. We will therefore demo the project on a laptop.</text:p>
      <text:p text:style-name="P4"/>
      <text:p text:style-name="P4"/>
      <text:p text:style-name="P6">Credentials</text:p>
      <text:p text:style-name="P6"/>
      <text:p text:style-name="P6"><text:span text:style-name="T2">[Eddie – I'll let you fill this in since we'll </text:span><text:span text:style-name="T3">be demoing on your laptop</text:span><text:span text:style-name="T2">]</text:span></text:p>
      <text:p text:style-name="P6"/>
      <text:p text:style-name="P6"/>
      <text:p text:style-name="P7">Individual Contributions</text:p>
      <text:p text:style-name="P8"/>
      <text:p text:style-name="P8">A complete log of contributions can be found at: <text:a xlink:type="simple" xlink:href="https://github.com/pegurnee/cosc571_database_project/commits/master">https://github.com/pegurnee/cosc571_database_project/commits/master</text:a></text:p>
      <text:p text:style-name="P9"/>
      <text:p text:style-name="P10"><text:span text:style-name="T4">We both worked on creating tables, writing queries, and writing PHP, HTML, CSS, and JavaScript. </text:span>Eddie took lead on the database. He wrote triggers and functions. <text:span text:style-name="T5">He also input the data we used, and refined our tables once they were created. He also created much of the search and checkout functionality. Tyler implemented the cart and login features, as well as client-side code including styles and AJAX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yler </meta:initial-creator>
    <meta:creation-date>2015-04-06T17:49:59.938844082</meta:creation-date>
    <meta:generator>LibreOffice/4.2.7.2$Linux_X86_64 LibreOffice_project/420m0$Build-2</meta:generator>
    <dc:date>2015-04-06T18:44:18.456100246</dc:date>
    <dc:creator>tyler </dc:creator>
    <meta:editing-duration>PT53M13S</meta:editing-duration>
    <meta:editing-cycles>58</meta:editing-cycles>
    <meta:document-statistic meta:table-count="0" meta:image-count="0" meta:object-count="0" meta:page-count="1" meta:paragraph-count="14" meta:word-count="146" meta:character-count="967" meta:non-whitespace-character-count="833"/>
  </office:meta>
</office:document-meta>
</file>